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27 de Febrero nos reunimos para tratar los siguientes temas:</text:p>
      <text:p text:style-name="Standard"/>
      <text:list xml:id="list7913845890017556851" text:style-name="L1">
        <text:list-item>
          <text:p text:style-name="P1">Las complicaciones surgidas con la integracion del Kivy, y su editor grafico. Del que hemos buscado errores (no funcionaba al principio). Ademas, Domingo me recomendo unos tutoriales que mirare para ver si puedo familiarizarme con el lenguaje.</text:p>
        </text:list-item>
        <text:list-item>
          <text:p text:style-name="P1">Tras mirar los programas de las posiciones cambiadas tendremos que cambiar el range por el una funcion de numpy que genera una lista de floats.</text:p>
        </text:list-item>
        <text:list-item>
          <text:p text:style-name="P1">Despues, ya que el programa de las posiciones cambiadas tarda mucho en conseguir el resultado, hablamos del multiproccesing, separando la tarea en distintos hilos para que el resultado se consiga con mayor rapidez. Investigaremos sobre ello tambien para implementarlo.</text:p>
        </text:list-item>
      </text:list>
      <text:p text:style-name="Standard"/>
      <text:p text:style-name="Standard">Para la proxima sesion tendria que estar el tutorial de Kivy mirado y el programa de Kivy precisamente empezado. Tambien habria que hacer una revision de todos los programas que llevamos hasta la fecha, y del ya comentado multiproce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4-19T16:40:50.89</meta:creation-date>
    <meta:document-statistic meta:table-count="0" meta:image-count="0" meta:object-count="0" meta:page-count="1" meta:paragraph-count="5" meta:word-count="155" meta:character-count="965"/>
    <dc:date>2018-04-19T17:17:26.76</dc:date>
    <dc:creator>o </dc:creator>
    <meta:editing-duration>PT6M14S</meta:editing-duration>
    <meta:editing-cycles>1</meta:editing-cycles>
    <meta:generator>OpenOffice/4.1.3$Win32 OpenOffice.org_project/413m1$Build-9783</meta:generator>
  </office:meta>
</office:document-meta>
</file>